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694cm"/>
    </style:style>
    <style:style style:name="Table1.C" style:family="table-column">
      <style:table-column-properties style:column-width="3.228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5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c1201" officeooo:paragraph-rsid="010c1201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e9975" officeooo:paragraph-rsid="010e9975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10e9975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officeooo:paragraph-rsid="00a8d5a6"/>
    </style:style>
    <style:style style:name="P15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16" style:family="paragraph" style:parent-style-name="Header">
      <style:paragraph-properties fo:text-align="center" style:justify-single-word="false"/>
      <style:text-properties fo:font-size="11pt" fo:font-weight="bold" officeooo:rsid="00adcd69" officeooo:paragraph-rsid="0116eef0" style:font-size-asian="11pt" style:font-weight-asian="bold" style:font-size-complex="11pt" style:font-weight-complex="bold"/>
    </style:style>
    <style:style style:name="P17" style:family="paragraph" style:parent-style-name="Header">
      <style:paragraph-properties fo:text-align="center" style:justify-single-word="false"/>
      <style:text-properties fo:font-size="16pt" fo:font-weight="bold" officeooo:rsid="00adcd69" officeooo:paragraph-rsid="0114fb8e" style:font-size-asian="16pt" style:font-weight-asian="bold" style:font-size-complex="16pt" style:font-weight-complex="bold"/>
    </style:style>
    <style:style style:name="T1" style:family="text">
      <style:text-properties officeooo:rsid="0114fb8e"/>
    </style:style>
    <style:style style:name="T2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3" style:family="text">
      <style:text-properties style:font-name="Liberation Serif" fo:font-size="9pt" style:font-size-asian="9pt" style:font-size-complex="9pt"/>
    </style:style>
    <style:style style:name="T4" style:family="text">
      <style:text-properties style:font-name="Liberation Serif" fo:font-size="8pt" officeooo:rsid="00759914" style:font-size-asian="8pt" style:font-size-complex="8pt"/>
    </style:style>
    <style:style style:name="T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6" style:family="text">
      <style:text-properties officeooo:rsid="0111aa9d"/>
    </style:style>
    <style:style style:name="T7" style:family="text">
      <style:text-properties officeooo:rsid="0113842a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header-rows>
          <table:table-row table:style-name="Table1.1">
            <table:table-cell table:style-name="Table1.A1" table:number-columns-spanned="5" office:value-type="string">
              <text:h text:style-name="P15" text:outline-level="2"><text:span text:style-name="Source_20_Text"><text:span text:style-name="T2">e </text:span></text:span><text:span text:style-name="Source_20_Text"><text:span text:style-name="T2"><text:page-number text:select-page="current">1</text:page-number></text:span></text:span><text:span text:style-name="Source_20_Text"><text:span text:style-name="T2"> of </text:span></text:span><text:span text:style-name="Source_20_Text"><text:span text:style-name="T2"><text:page-count>1</text:page-count></text:span></text:span>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2">S/No</text:p>
            </table:table-cell>
            <table:table-cell table:style-name="Table1.A2" office:value-type="string">
              <text:p text:style-name="P5">Product Name</text:p>
            </table:table-cell>
            <table:table-cell table:style-name="Table1.A2" office:value-type="string">
              <text:p text:style-name="P7">Minimum <text:span text:style-name="T6">(Cost)</text:span></text:p>
            </table:table-cell>
            <table:table-cell table:style-name="Table1.A2" office:value-type="string">
              <text:p text:style-name="P7">Maximum <text:span text:style-name="T6">(Cost)</text:span></text:p>
            </table:table-cell>
            <table:table-cell table:style-name="Table1.E2" office:value-type="string">
              <text:p text:style-name="P6">Weighted <text:s/><text:span text:style-name="T7">Avg (</text:span>Cost<text:span text:style-name="T7">)</text:span></text:p>
            </table:table-cell>
          </table:table-row>
        </table:table-header-rows>
        <table:table-row table:style-name="Table1.3">
          <table:table-cell table:style-name="Table1.A3" table:number-columns-spanned="5" office:value-type="string">
            <text:p text:style-name="P14"><text:span text:style-name="Source_20_Text"><text:span text:style-name="T3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<text:span text:style-name="Source_20_Text"><text:span text:style-name="T4"><text:text-input text:description="&lt;line['sr_no']&gt;">sr_no</text:text-input></text:span></text:span></text:p>
          </table:table-cell>
          <table:table-cell table:style-name="Table1.A2" office:value-type="string">
            <text:p text:style-name="P10"><text:span text:style-name="Source_20_Text"><text:span text:style-name="T5"><text:text-input text:description="&lt;line['product']&gt;">Product</text:text-input></text:span></text:span></text:p>
          </table:table-cell>
          <table:table-cell table:style-name="Table1.A2" office:value-type="string">
            <text:p text:style-name="P12"><text:text-input text:description="&lt;line['min']&gt;">Min</text:text-input></text:p>
          </table:table-cell>
          <table:table-cell table:style-name="Table1.A2" office:value-type="string">
            <text:p text:style-name="P12"><text:text-input text:description="&lt;line['max']&gt;">Max</text:text-input></text:p>
          </table:table-cell>
          <table:table-cell table:style-name="Table1.E2" office:value-type="string">
            <text:p text:style-name="P13"><text:text-input text:description="&lt;line['avg']&gt;">Avg</text:text-input></text:p>
          </table:table-cell>
        </table:table-row>
        <table:table-row table:style-name="Table1.5">
          <table:table-cell table:style-name="Table1.A5" table:number-columns-spanned="2" office:value-type="string">
            <text:p text:style-name="P4"><text:span text:style-name="Source_20_Text"><text:span text:style-name="T3"><text:text-input text:description="&lt;/for&gt;">end for</text:text-input></text:span></text:span></text:p>
          </table:table-cell>
          <table:covered-table-cell/>
          <table:table-cell table:style-name="Table1.C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1">Printed on <text:date style:data-style-name="N79" text:date-value="2017-01-31T11:41:08.454750766">Tuesday, January 31, 2017</text:date> at <text:time style:data-style-name="N42" text:time-value="2017-01-31T11:41:08.454876495">11:41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adcd69" officeooo:paragraph-rsid="0114fb8e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116eef0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officeooo:rsid="0114fb8e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&lt;company_name(o)&gt;">Company Name</text:text-input> </text:p>
        <text:p text:style-name="MP2"><text:s/><text:text-input text:description="&lt;company_address(o)&gt;">Company Address</text:text-input></text:p>
        <text:p text:style-name="MP3">Product Pricelist Weigthed Cos<text:span text:style-name="MT1">t</text:span></text:p>
        <text:p text:style-name="MP4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41:08.385747198</dc:date>
    <meta:editing-duration>PT16H12M51S</meta:editing-duration>
    <meta:editing-cycles>271</meta:editing-cycles>
    <meta:generator>LibreOffice/4.2.8.2$Linux_X86_64 LibreOffice_project/420m0$Build-2</meta:generator>
    <meta:document-statistic meta:table-count="1" meta:image-count="0" meta:object-count="0" meta:page-count="1" meta:paragraph-count="17" meta:word-count="61" meta:character-count="252" meta:non-whitespace-character-count="223"/>
  </office:meta>
</office:document-meta>
</file>